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ONSORCIO AGROVETERINARIO LAS VIOLETAS S.A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PORRAS ACOSTA, MOISES GUILLERM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2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8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7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0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3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79209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6T22:40:49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